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TimesNewRomanPSMT" svg:font-family="TimesNewRomanPSMT"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in" fo:margin-left="-0.075in" table:align="left" style:writing-mode="lr-tb"/>
    </style:style>
    <style:style style:name="Table1.A" style:family="table-column">
      <style:table-column-properties style:column-width="3in"/>
    </style:style>
    <style:style style:name="Table1.B" style:family="table-column">
      <style:table-column-properties style:column-width="0.166in"/>
    </style:style>
    <style:style style:name="Table1.C" style:family="table-column">
      <style:table-column-properties style:column-width="3.13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P1" style:family="paragraph" style:parent-style-name="Footer">
      <style:paragraph-properties fo:text-align="end" style:justify-single-word="false"/>
      <style:text-properties fo:font-size="8pt" style:font-size-asian="8pt"/>
    </style:style>
    <style:style style:name="P2" style:family="paragraph" style:parent-style-name="Text_20_body" style:list-style-name="WW8Num2">
      <style:paragraph-properties>
        <style:tab-stops>
          <style:tab-stop style:position="0in"/>
        </style:tab-stops>
      </style:paragraph-properties>
      <style:text-properties style:font-name="Times New Roman" fo:font-size="10pt" style:font-size-asian="10pt" style:font-name-complex="Times New Roman"/>
    </style:style>
    <style:style style:name="P3" style:family="paragraph" style:parent-style-name="Text_20_body" style:list-style-name="WW8Num2">
      <style:paragraph-properties fo:margin-top="0.0835in" fo:margin-bottom="0.0835in" loext:contextual-spacing="false" style:punctuation-wrap="hanging" style:vertical-align="auto"/>
      <style:text-properties style:font-name="Times New Roman"/>
    </style:style>
    <style:style style:name="P4" style:family="paragraph" style:parent-style-name="Text_20_body" style:list-style-name="WW8Num2">
      <style:paragraph-properties fo:margin-top="0.0835in" fo:margin-bottom="0.0835in" loext:contextual-spacing="false" style:punctuation-wrap="hanging" style:vertical-align="auto"/>
      <style:text-properties style:font-name="Times New Roman" fo:font-size="10pt" style:font-size-asian="10pt" style:font-name-complex="Times New Roman"/>
    </style:style>
    <style:style style:name="P5" style:family="paragraph" style:parent-style-name="Text_20_body">
      <style:paragraph-properties fo:margin-top="0in" fo:margin-bottom="0in" loext:contextual-spacing="false" style:text-autospace="ideograph-alpha" style:punctuation-wrap="hanging" style:vertical-align="auto"/>
      <style:text-properties style:font-name="Times New Roman" fo:font-size="10pt" style:font-size-asian="10pt" style:font-name-complex="Times New Roman" style:font-size-complex="12pt"/>
    </style:style>
    <style:style style:name="P6" style:family="paragraph" style:parent-style-name="Standard">
      <style:text-properties style:font-name="Times New Roman" fo:font-size="10pt" style:font-size-asian="10pt"/>
    </style:style>
    <style:style style:name="P7" style:family="paragraph" style:parent-style-name="Standard">
      <style:paragraph-properties fo:text-align="justify" style:justify-single-word="false"/>
      <style:text-properties style:font-name="Times New Roman" fo:font-size="10pt" style:font-size-asian="10pt" style:font-name-complex="Times New Roman" style:font-size-complex="12pt"/>
    </style:style>
    <style:style style:name="P8" style:family="paragraph" style:parent-style-name="Standard">
      <style:paragraph-properties fo:text-align="justify" style:justify-single-word="false"/>
      <style:text-properties style:font-name="Times New Roman" fo:font-size="10pt" style:font-size-asian="10pt"/>
    </style:style>
    <style:style style:name="P9" style:family="paragraph" style:parent-style-name="Standard">
      <style:paragraph-properties fo:line-height="150%" fo:text-align="justify" style:justify-single-word="false">
        <style:tab-stops>
          <style:tab-stop style:position="2.1252in"/>
          <style:tab-stop style:position="2.3752in"/>
        </style:tab-stops>
      </style:paragraph-properties>
      <style:text-properties style:font-name="Times New Roman" fo:font-size="10pt" style:font-size-asian="10pt"/>
    </style:style>
    <style:style style:name="P10" style:family="paragraph" style:parent-style-name="Standard">
      <style:paragraph-properties fo:line-height="150%" fo:text-align="justify" style:justify-single-word="false" style:snap-to-layout-grid="false"/>
      <style:text-properties style:font-name="Times New Roman" fo:font-size="10pt" style:font-size-asian="10pt"/>
    </style:style>
    <style:style style:name="P11" style:family="paragraph" style:parent-style-name="Standard">
      <style:paragraph-properties fo:line-height="150%" fo:text-align="justify" style:justify-single-word="false">
        <style:tab-stops>
          <style:tab-stop style:position="2.1484in"/>
          <style:tab-stop style:position="2.461in"/>
          <style:tab-stop style:position="2.5236in"/>
        </style:tab-stops>
      </style:paragraph-properties>
      <style:text-properties style:font-name="Times New Roman" fo:font-size="10pt" style:font-size-asian="10pt"/>
    </style:style>
    <style:style style:name="P12" style:family="paragraph" style:parent-style-name="Standard">
      <style:paragraph-properties fo:line-height="150%" fo:text-align="justify" style:justify-single-word="false">
        <style:tab-stops>
          <style:tab-stop style:position="2.1484in"/>
          <style:tab-stop style:position="2.461in"/>
          <style:tab-stop style:position="2.5236in"/>
        </style:tab-stops>
      </style:paragraph-properties>
      <style:text-properties style:font-name="Times New Roman" fo:font-size="10pt" officeooo:paragraph-rsid="0022095a" style:font-size-asian="10pt"/>
    </style:style>
    <style:style style:name="P13" style:family="paragraph" style:parent-style-name="Standard">
      <style:paragraph-properties fo:line-height="150%" fo:text-align="justify" style:justify-single-word="false">
        <style:tab-stops>
          <style:tab-stop style:position="2.1484in"/>
          <style:tab-stop style:position="2.461in"/>
          <style:tab-stop style:position="2.5236in"/>
        </style:tab-stops>
      </style:paragraph-properties>
      <style:text-properties style:font-name="Times New Roman" fo:font-size="10pt" officeooo:paragraph-rsid="0023aba3" style:font-size-asian="10pt"/>
    </style:style>
    <style:style style:name="P14" style:family="paragraph" style:parent-style-name="Standard">
      <style:paragraph-properties fo:line-height="150%" fo:text-align="justify" style:justify-single-word="false">
        <style:tab-stops>
          <style:tab-stop style:position="2.1252in"/>
          <style:tab-stop style:position="2.3752in"/>
        </style:tab-stops>
      </style:paragraph-properties>
      <style:text-properties style:font-name="Times New Roman" fo:font-size="10pt" officeooo:rsid="0020610b" officeooo:paragraph-rsid="0020610b" style:font-size-asian="10pt"/>
    </style:style>
    <style:style style:name="P15" style:family="paragraph" style:parent-style-name="Standard">
      <style:paragraph-properties fo:line-height="150%" fo:text-align="justify" style:justify-single-word="false">
        <style:tab-stops>
          <style:tab-stop style:position="2.1484in"/>
          <style:tab-stop style:position="2.461in"/>
          <style:tab-stop style:position="2.5236in"/>
        </style:tab-stops>
      </style:paragraph-properties>
      <style:text-properties style:font-name="Times New Roman" fo:font-size="10pt" officeooo:rsid="0022095a" officeooo:paragraph-rsid="0022095a" style:font-size-asian="10pt"/>
    </style:style>
    <style:style style:name="P16" style:family="paragraph" style:parent-style-name="Standard" style:list-style-name="WW8Num2">
      <style:text-properties style:font-name="Times New Roman"/>
    </style:style>
    <style:style style:name="P17" style:family="paragraph" style:parent-style-name="Standard" style:list-style-name="WW8Num2">
      <style:paragraph-properties style:text-autospace="none"/>
      <style:text-properties style:font-name="Times New Roman"/>
    </style:style>
    <style:style style:name="P18" style:family="paragraph" style:parent-style-name="Standard" style:list-style-name="WW8Num2">
      <style:paragraph-properties fo:margin-top="0in" fo:margin-bottom="0.0835in" loext:contextual-spacing="false"/>
      <style:text-properties style:font-name="Times New Roman" fo:font-size="10pt" style:font-size-asian="10pt"/>
    </style:style>
    <style:style style:name="P19" style:family="paragraph" style:parent-style-name="Standard" style:list-style-name="WW8Num2">
      <style:paragraph-properties fo:margin-top="0in" fo:margin-bottom="0.0835in" loext:contextual-spacing="false"/>
      <style:text-properties style:font-name="Times New Roman"/>
    </style:style>
    <style:style style:name="P20" style:family="paragraph" style:parent-style-name="Standard" style:list-style-name="WW8Num2">
      <style:paragraph-properties fo:margin-top="0in" fo:margin-bottom="0.0835in" loext:contextual-spacing="false" style:text-autospace="none"/>
      <style:text-properties style:font-name="Times New Roman"/>
    </style:style>
    <style:style style:name="P21" style:family="paragraph" style:parent-style-name="Standard" style:list-style-name="WW8Num5">
      <style:paragraph-properties fo:margin-left="0.5in" fo:margin-right="0in" fo:margin-top="0in" fo:margin-bottom="0.0835in" loext:contextual-spacing="false" fo:text-indent="-0.25in" style:auto-text-indent="false" style:text-autospace="none">
        <style:tab-stops>
          <style:tab-stop style:position="0.5in"/>
        </style:tab-stops>
      </style:paragraph-properties>
      <style:text-properties style:font-name="Times New Roman" fo:font-size="10pt" style:font-size-asian="10pt" style:font-size-complex="6pt"/>
    </style:style>
    <style:style style:name="P22" style:family="paragraph" style:parent-style-name="Standard">
      <style:paragraph-properties fo:margin-left="0.5in" fo:margin-right="0in" fo:margin-top="0in" fo:margin-bottom="0.0835in" loext:contextual-spacing="false" fo:text-indent="-0.25in" style:auto-text-indent="false">
        <style:tab-stops>
          <style:tab-stop style:position="0in"/>
          <style:tab-stop style:position="0.5in"/>
        </style:tab-stops>
      </style:paragraph-properties>
      <style:text-properties style:font-name="Times New Roman"/>
    </style:style>
    <style:style style:name="P23" style:family="paragraph" style:parent-style-name="Standard" style:list-style-name="WW8Num2">
      <style:paragraph-properties fo:margin-top="0.0835in" fo:margin-bottom="0.0835in" loext:contextual-spacing="false" style:text-autospace="none"/>
      <style:text-properties style:font-name="Times New Roman"/>
    </style:style>
    <style:style style:name="P24" style:family="paragraph" style:parent-style-name="Standard" style:list-style-name="WW8Num8">
      <style:paragraph-properties fo:margin-top="0.0835in" fo:margin-bottom="0.0835in" loext:contextual-spacing="false" style:text-autospace="none"/>
      <style:text-properties style:font-name="Times New Roman" fo:font-size="10pt" style:font-size-asian="10pt" style:font-size-complex="6pt"/>
    </style:style>
    <style:style style:name="P25" style:family="paragraph" style:parent-style-name="Standard" style:list-style-name="WW8Num1">
      <style:paragraph-properties fo:margin-top="0.0835in" fo:margin-bottom="0.0835in" loext:contextual-spacing="false" style:text-autospace="none"/>
      <style:text-properties style:font-name="Times New Roman" fo:font-size="10pt" style:font-size-asian="10pt"/>
    </style:style>
    <style:style style:name="P26" style:family="paragraph" style:parent-style-name="Standard" style:list-style-name="WW8Num1">
      <style:paragraph-properties fo:margin-top="0.0835in" fo:margin-bottom="0.0835in" loext:contextual-spacing="false" style:text-autospace="none"/>
      <style:text-properties style:font-name="Times New Roman"/>
    </style:style>
    <style:style style:name="P27" style:family="paragraph" style:parent-style-name="Standard">
      <style:paragraph-properties fo:margin-left="0.25in" fo:margin-right="0in" fo:margin-top="0in" fo:margin-bottom="0.0835in" loext:contextual-spacing="false" fo:text-indent="0in" style:auto-text-indent="false" style:text-autospace="none"/>
      <style:text-properties style:font-name="Times New Roman" fo:font-size="10pt" style:font-size-asian="10pt" style:font-size-complex="6pt"/>
    </style:style>
    <style:style style:name="P28" style:family="paragraph" style:parent-style-name="Standard">
      <style:paragraph-properties fo:margin-left="0.25in" fo:margin-right="0in" fo:text-indent="0in" style:auto-text-indent="false" style:text-autospace="none"/>
      <style:text-properties style:font-name="Times New Roman"/>
    </style:style>
    <style:style style:name="P29" style:family="paragraph" style:parent-style-name="Standard">
      <style:paragraph-properties fo:margin-left="0.25in" fo:margin-right="0in" fo:text-indent="0in" style:auto-text-indent="false" style:text-autospace="none"/>
      <style:text-properties style:font-name="Times New Roman" fo:font-size="10pt" style:font-size-asian="10pt" style:font-size-complex="6pt"/>
    </style:style>
    <style:style style:name="P30" style:family="paragraph" style:parent-style-name="Standard">
      <style:paragraph-properties fo:margin-left="0.5in" fo:margin-right="0in" fo:margin-top="0in" fo:margin-bottom="0.0835in" loext:contextual-spacing="false" fo:text-indent="-0.5in" style:auto-text-indent="false">
        <style:tab-stops>
          <style:tab-stop style:position="0in"/>
          <style:tab-stop style:position="0.25in"/>
        </style:tab-stops>
      </style:paragraph-properties>
      <style:text-properties style:font-name="Times New Roman"/>
    </style:style>
    <style:style style:name="P31" style:family="paragraph" style:parent-style-name="Standard">
      <style:paragraph-properties fo:margin-top="0in" fo:margin-bottom="0.0417in" loext:contextual-spacing="false" fo:text-align="justify" style:justify-single-word="false"/>
      <style:text-properties style:font-name="Times New Roman"/>
    </style:style>
    <style:style style:name="P32" style:family="paragraph" style:parent-style-name="Heading" style:master-page-name="Standard">
      <style:paragraph-properties style:page-number="auto"/>
      <style:text-properties style:font-name="Times New Roman"/>
    </style:style>
    <style:style style:name="P33" style:family="paragraph" style:parent-style-name="Body_20_Text_20_Indent_20_3" style:list-style-name="WW8Num9">
      <style:paragraph-properties fo:margin-top="0in" fo:margin-bottom="0.0835in" loext:contextual-spacing="false"/>
      <style:text-properties style:font-name="Times New Roman"/>
    </style:style>
    <style:style style:name="P34" style:family="paragraph" style:parent-style-name="Body_20_Text_20_Indent_20_3" style:list-style-name="WW8Num2">
      <style:paragraph-properties fo:margin-top="0in" fo:margin-bottom="0.0835in" loext:contextual-spacing="false">
        <style:tab-stops/>
      </style:paragraph-properties>
      <style:text-properties style:font-name="Times New Roman"/>
    </style:style>
    <style:style style:name="P35" style:family="paragraph" style:parent-style-name="Body_20_Text_20_Indent_20_3" style:list-style-name="WW8Num6">
      <style:paragraph-properties fo:margin-top="0in" fo:margin-bottom="0.0835in" loext:contextual-spacing="false"/>
      <style:text-properties style:font-name="Times New Roman" fo:font-size="10pt" style:font-size-asian="10pt"/>
    </style:style>
    <style:style style:name="P36" style:family="paragraph" style:parent-style-name="Body_20_Text_20_Indent_20_3" style:list-style-name="WW8Num6">
      <style:paragraph-properties fo:margin-top="0in" fo:margin-bottom="0.0835in" loext:contextual-spacing="false"/>
      <style:text-properties style:font-name="Times New Roman"/>
    </style:style>
    <style:style style:name="P37" style:family="paragraph" style:parent-style-name="Body_20_Text_20_Indent_20_3" style:list-style-name="WW8Num8">
      <style:paragraph-properties fo:margin-top="0.0835in" fo:margin-bottom="0.0835in" loext:contextual-spacing="false" style:text-autospace="none"/>
      <style:text-properties style:font-name="Times New Roman" fo:font-size="10pt" style:font-size-asian="10pt" style:font-size-complex="6pt"/>
    </style:style>
    <style:style style:name="T1" style:family="text">
      <style:text-properties fo:font-size="10pt" style:font-size-asian="10pt"/>
    </style:style>
    <style:style style:name="T2" style:family="text">
      <style:text-properties fo:font-size="10pt" style:font-size-asian="10pt" style:font-size-complex="6pt"/>
    </style:style>
    <style:style style:name="T3" style:family="text">
      <style:text-properties fo:font-size="10pt" style:font-size-asian="10pt" style:font-size-complex="12pt"/>
    </style:style>
    <style:style style:name="T4" style:family="text">
      <style:text-properties fo:font-size="10pt" style:font-size-asian="10pt" style:font-weight-complex="bold"/>
    </style:style>
    <style:style style:name="T5" style:family="text">
      <style:text-properties fo:font-size="10pt" officeooo:rsid="001a8868" style:font-size-asian="10pt"/>
    </style:style>
    <style:style style:name="T6" style:family="text">
      <style:text-properties fo:font-size="10pt" style:font-size-asian="10pt" style:font-name-complex="Times New Roman"/>
    </style:style>
    <style:style style:name="T7" style:family="text">
      <style:text-properties fo:font-size="10pt" style:font-size-asian="10pt" style:font-name-complex="Times New Roman" style:font-style-complex="italic"/>
    </style:style>
    <style:style style:name="T8" style:family="text">
      <style:text-properties fo:font-size="10pt" style:text-underline-style="solid" style:text-underline-width="auto" style:text-underline-color="font-color" style:font-size-asian="10pt"/>
    </style:style>
    <style:style style:name="T9" style:family="text">
      <style:text-properties fo:font-size="10pt" style:text-underline-style="solid" style:text-underline-width="auto" style:text-underline-color="font-color" style:font-size-asian="10pt" style:font-size-complex="6pt"/>
    </style:style>
    <style:style style:name="T10" style:family="text">
      <style:text-properties fo:font-size="10pt" style:text-underline-style="solid" style:text-underline-width="auto" style:text-underline-color="font-color" style:font-size-asian="10pt" style:font-size-complex="12pt"/>
    </style:style>
    <style:style style:name="T11" style:family="text">
      <style:text-properties fo:font-size="10pt" style:text-underline-style="solid" style:text-underline-width="auto" style:text-underline-color="font-color" style:font-size-asian="10pt" style:font-style-complex="italic" style:font-weight-complex="bold"/>
    </style:style>
    <style:style style:name="T12" style:family="text">
      <style:text-properties fo:font-size="10pt" style:text-underline-style="solid" style:text-underline-width="auto" style:text-underline-color="font-color" style:font-size-asian="10pt" style:font-name-complex="Times New Roman"/>
    </style:style>
    <style:style style:name="T13" style:family="text">
      <style:text-properties fo:font-size="10pt" style:text-underline-style="solid" style:text-underline-width="auto" style:text-underline-color="font-color" style:font-size-asian="10pt" style:font-name-complex="Times New Roman" style:font-style-complex="italic" style:font-weight-complex="bold"/>
    </style:style>
    <style:style style:name="T14" style:family="text">
      <style:text-properties fo:font-size="10pt" fo:font-weight="bold" style:font-size-asian="10pt" style:font-weight-asian="bold" style:font-size-complex="6pt" style:font-weight-complex="bold"/>
    </style:style>
    <style:style style:name="T15" style:family="text">
      <style:text-properties fo:font-size="10pt" fo:font-weight="bold" style:font-size-asian="10pt" style:font-weight-asian="bold" style:font-name-complex="TimesNewRomanPSMT" style:font-size-complex="10pt" style:font-weight-complex="bold"/>
    </style:style>
    <style:style style:name="T16" style:family="text">
      <style:text-properties fo:font-size="10pt" fo:font-style="italic" style:text-underline-style="solid" style:text-underline-width="auto" style:text-underline-color="font-color" style:font-size-asian="10pt" style:font-style-asian="italic" style:font-name-complex="Times New Roman" style:font-weight-complex="bold"/>
    </style:style>
    <style:style style:name="T17" style:family="text">
      <style:text-properties fo:font-size="10pt" fo:font-style="italic" style:font-size-asian="10pt" style:font-style-asian="italic" style:font-name-complex="Times New Roman" style:font-style-complex="italic"/>
    </style:style>
    <style:style style:name="T18" style:family="text">
      <style:text-properties style:font-name="TimesNewRomanPSMT" fo:font-size="10pt" style:font-size-asian="10pt" style:font-name-complex="TimesNewRomanPSMT" style:font-size-complex="10pt"/>
    </style:style>
    <style:style style:name="T19" style:family="text">
      <style:text-properties style:font-name="Times New Roman" fo:font-size="10pt" fo:font-style="italic" style:text-underline-style="solid" style:text-underline-width="auto" style:text-underline-color="font-color" style:font-size-asian="10pt" style:font-style-asian="italic" style:font-name-complex="Times New Roman" style:font-weight-complex="bold"/>
    </style:style>
    <style:style style:name="T20" style:family="text">
      <style:text-properties style:font-name="Times New Roman" fo:font-size="10pt" fo:font-style="italic" style:font-size-asian="10pt" style:font-style-asian="italic" style:font-name-complex="Times New Roman" style:font-style-complex="italic"/>
    </style:style>
    <style:style style:name="T21" style:family="text">
      <style:text-properties style:font-name="Times New Roman" fo:font-size="10pt" style:text-underline-style="solid" style:text-underline-width="auto" style:text-underline-color="font-color" style:font-size-asian="10pt" style:font-name-complex="Times New Roman"/>
    </style:style>
    <style:style style:name="T22" style:family="text">
      <style:text-properties style:font-name="Times New Roman" fo:font-size="10pt" style:text-underline-style="solid" style:text-underline-width="auto" style:text-underline-color="font-color" style:font-size-asian="10pt" style:font-name-complex="Times New Roman" style:font-style-complex="italic" style:font-weight-complex="bold"/>
    </style:style>
    <style:style style:name="T23" style:family="text">
      <style:text-properties style:font-name="Times New Roman" fo:font-size="10pt" style:font-size-asian="10pt" style:font-name-complex="Times New Roman"/>
    </style:style>
    <style:style style:name="T24" style:family="text">
      <style:text-properties style:font-name="Times New Roman" fo:font-size="10pt" style:font-size-asian="10pt" style:font-name-complex="Times New Roman" style:font-style-complex="italic"/>
    </style:style>
    <style:style style:name="T25" style:family="text">
      <style:text-properties officeooo:rsid="0016c02f"/>
    </style:style>
    <style:style style:name="T26" style:family="text">
      <style:text-properties style:font-name="Times New Roman" fo:font-size="10pt" style:font-size-asian="10pt" style:font-size-complex="6pt"/>
    </style:style>
    <style:style style:name="T27" style:family="text">
      <style:text-properties style:font-name="Times New Roman" fo:font-size="10pt" style:font-size-asian="10pt" style:font-name-complex="TimesNewRomanPSMT" style:font-size-complex="10pt"/>
    </style:style>
    <style:style style:name="T28" style:family="text">
      <style:text-properties style:font-name="Times New Roman" fo:font-size="10pt" fo:font-weight="bold" style:font-size-asian="10pt" style:font-weight-asian="bold" style:font-size-complex="6pt" style:font-weight-complex="bold"/>
    </style:style>
    <style:style style:name="T29" style:family="text">
      <style:text-properties style:font-name="Times New Roman" fo:font-size="10pt" fo:font-weight="bold" style:font-size-asian="10pt" style:font-weight-asian="bold" style:font-name-complex="TimesNewRomanPSMT" style:font-size-complex="10pt" style:font-weight-complex="bold"/>
    </style:style>
    <style:style style:name="T30" style:family="text">
      <style:text-properties officeooo:rsid="002209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Agreement</text:p>
      <text:p text:style-name="P6"/>
      <text:list xml:id="list1760795982824853873" text:style-name="WW8Num2">
        <text:list-item>
          <text:p text:style-name="P18">This is an Agreement between <text:span text:style-name="T25">Pacific Network Management</text:span>, (hereinafter referred to as “Provider”) and Client as identified in Schedule B.</text:p>
        </text:list-item>
        <text:list-item>
          <text:p text:style-name="P19"><text:span text:style-name="T1">Provider, and/or its agents or subcontractors, shall provide to Client </text:span><text:span text:style-name="T2">on-call help desk/technical support services, troubleshooting, and on-site dispatch of technicians (hereinafter “Services”), in response to Client’s issues with the equipment set forth in Schedule A (hereinafter “Equipment”), and as further delineated below.</text:span></text:p>
        </text:list-item>
        <text:list-item>
          <text:p text:style-name="P19"><text:span text:style-name="T9">Services.</text:span><text:span text:style-name="T2"> <text:s/>The Services furnished by Provider shall be:</text:span></text:p>
        </text:list-item>
      </text:list>
      <text:list xml:id="list1576787195047230239" text:style-name="WW8Num9">
        <text:list-item>
          <text:p text:style-name="P33"><text:span text:style-name="T2">On-call telephone help desk/technical support as per the service definitions delineated in Schedule B (hereinafter “Service Definitions”). For </text:span><text:span text:style-name="T1">all issues, queries and support requests relating to the Equipment Client shall first telephone Provider for on-line diagnostic appraisal and rectification, if possible. Usage of Provider’s help desk/technical support by Client shall be measured and count towards Client’s Service Package as delineated in Schedule B.</text:span></text:p>
        </text:list-item>
        <text:list-item>
          <text:p text:style-name="P33"><text:span text:style-name="T1">If Provider’s help desk determines that an on-site visit is necessary Provider shall di</text:span><text:span text:style-name="T3">spatch personnel at Provider’s expense within the Service Level Response Time designated in Schedule B. Any on-site visits s</text:span><text:span text:style-name="T1">hall be measured and count towards Client’s Service Package as delineated in Schedule B.</text:span></text:p>
        </text:list-item>
        <text:list-item>
          <text:p text:style-name="P33"><text:span text:style-name="T3">Scheduled maintenance services as deemed necessary by Provider to ensure continued operation of the Equipment. These include investigation of detected anomalies (whether reported by Client or not), upgrades, and preventative maintenance to software or hardware. Scheduled maintenance activities s</text:span><text:span text:style-name="T1">hall be measured and count towards Client’s Service Package as delineated in Schedule B. Client will be notified at least 24 hours in advance of any scheduled maintenance activities and such activities will be conducted in a manner consistent with the least possible downtime/disruption to Client’s business.</text:span></text:p>
        </text:list-item>
      </text:list>
      <text:list xml:id="list151056850383699" text:continue-list="list1760795982824853873" text:style-name="WW8Num2">
        <text:list-item>
          <text:p text:style-name="P34"><text:span text:style-name="T10">Client Responsibilities</text:span><text:span text:style-name="T3">. <text:s/>I</text:span><text:span text:style-name="T1">n addition to responsibilities for fees hereunder, Client will be responsible for: </text:span></text:p>
        </text:list-item>
      </text:list>
      <text:list xml:id="list2919468095358616295" text:style-name="WW8Num6">
        <text:list-item>
          <text:p text:style-name="P35">Properly using, caring for, and controlling access to the Equipment.</text:p>
        </text:list-item>
        <text:list-item>
          <text:p text:style-name="P36"><text:span text:style-name="T1">Providing prompt notice to Provider of any malfunction or </text:span><text:span text:style-name="T2">request for Services for the Equipment.</text:span></text:p>
        </text:list-item>
        <text:list-item>
          <text:p text:style-name="P35">Permitting Provider access to Client’s facilities consistent with Client’s security and operational requirements.</text:p>
        </text:list-item>
        <text:list-item>
          <text:p text:style-name="P35">Promptly notifying Provider if Client becomes aware of any unsafe conditions or hazardous materials to which Provider’s personnel may be exposed at Client’s Designated Premises (listed in Section A).</text:p>
        </text:list-item>
        <text:list-item>
          <text:p text:style-name="P35">Complying with all applicable government laws and regulations.</text:p>
        </text:list-item>
        <text:list-item>
          <text:p text:style-name="P35">Maintaining accurate Designated Contact information. Client will appoint a Designated point of Contact (hereinafter “Designated Contact”) in Schedule B. Client is solely responsible for providing Provider with accurate and up-to-date contact information for Client’s Designated Contact and alternates. Provider will be relieved of its obligations under this Agreement if Client’s Designated Contact information is out of date or inaccurate due to Client’s action or omission. </text:p>
        </text:list-item>
        <text:list-item>
          <text:p text:style-name="P35">Providing reasonable working conditions for Provider’s personnel that are safe, non-threatening, and non-abusive. Non-compliance by Client shall relieve Provider of its obligations under this Agreement.</text:p>
        </text:list-item>
      </text:list>
      <text:list xml:id="list151057055912257" text:continue-list="list151056850383699" text:style-name="WW8Num2">
        <text:list-item>
          <text:p text:style-name="P20"><text:span text:style-name="T9">Services Not Covered by This Agreement</text:span><text:span text:style-name="T2">. The following are “Other Services” not covered by this Agreement: </text:span></text:p>
        </text:list-item>
      </text:list>
      <text:list xml:id="list4870408804531920459" text:style-name="WW8Num5">
        <text:list-item>
          <text:p text:style-name="P21">Installation or maintenance of any device not listed in Schedule A, including but not limited to wiring, electrical conduits, peripherals, or accessories.</text:p>
        </text:list-item>
        <text:list-item>
          <text:p text:style-name="P21">Services performed outside of the Designated Working Hours listed in Schedule B or after the term of this Agreement.</text:p>
        </text:list-item>
      </text:list>
      <text:p text:style-name="P27">Provider reserves the right at any time to designate as “Other Services” certain Services performed for Client or for particular Client equipment to be charged at higher rates (hereinafter “Exceptions”). All Exceptions will be listed in Schedule B and Client shall receive notice of any Exceptions added after execution of this Agreement.</text:p>
      <text:list xml:id="list151057312931072" text:continue-list="list151057055912257" text:style-name="WW8Num2">
        <text:list-item>
          <text:p text:style-name="P17"><text:span text:style-name="T9">Movement of Equipment</text:span><text:span text:style-name="T2">. If Client desires to move the Equipment, Client must first give Provider 14 days prior written notice. Provider will then evaluate Client’s new location for the Equipment and may choose to (i) continue performance of this Agreement to cover Client’s Equipment at the new location, or (ii) terminate this Agreement without penalty to either Client or Provider. Absent written notice of Provider’s decision to select (i) or (ii), Provider </text:span><text:soft-page-break/><text:span text:style-name="T2">shall be presumed to elect option (i). If Client requests that Provider supervise, inspect, dismantle, remove or reinstall the Equipment as part of any move, Provider will invoice Client at Provider’s hourly rates for Additional or Non-covered Services as listed in Schedule B.</text:span></text:p>
        </text:list-item>
        <text:list-item>
          <text:p text:style-name="P23"><text:span text:style-name="T8">Fees and Charges</text:span><text:span text:style-name="T1">. <text:s/>Provider will invoice Client, and Client agrees to pay, the following:</text:span></text:p>
        </text:list-item>
      </text:list>
      <text:list xml:id="list3537257652207517186" text:style-name="WW8Num8">
        <text:list-item>
          <text:p text:style-name="P37">Monthly fees related to Client’s Service Package as listed in Schedule B. </text:p>
        </text:list-item>
        <text:list-item>
          <text:p text:style-name="P24">Any Additional or Non-covered Services at the rates listed in Schedule B.</text:p>
        </text:list-item>
      </text:list>
      <text:list xml:id="list151057426830499" text:continue-list="list151057312931072" text:style-name="WW8Num2">
        <text:list-item>
          <text:p text:style-name="P23"><text:span text:style-name="T9">Payment</text:span><text:span text:style-name="T2">. Payment for all invoices is due from Client within 30 days from the date of the invoice. </text:span><text:span text:style-name="T1">Client agrees to pay a late charge of two percent (</text:span><text:span text:style-name="T5">15</text:span><text:span text:style-name="T1">%) per month or the maximum lawful rate; whichever is less, for all amounts not paid when due. Provider may also immediately suspend the performance of any Services called for under this Agreement if any amount is more than ten (10) days past due and Provider may continue this suspension of Services until all due and unpaid amounts are paid in full. Any amounts past due after thirty (30) days from the date of the original invoice shall constitute a breach of this Agreement by Client and Provider may terminate this Agreement upon ten (10) days written notice. Client agrees to pay reasonable attorney's fees and court cost incurred by Provider to collect any unpaid amounts owed by Client.</text:span></text:p>
        </text:list-item>
        <text:list-item>
          <text:p text:style-name="P23"><text:span text:style-name="T9">Taxes</text:span><text:span text:style-name="T2">. Prices and fees charged to Client do not include taxes. Client agrees to pay all local, municipal, state and federal taxes which apply to any transaction under this Agreement (except taxes based solely on Provider’s net income). </text:span></text:p>
        </text:list-item>
        <text:list-item>
          <text:p text:style-name="P23"><text:span text:style-name="T9">Term and Termination</text:span><text:span text:style-name="T2">. The term of this Agreement shall be as stated in Schedule B, effective on the acceptance of this contract by Client. This Agreement will automatically renew for subsequent one (1) year periods unless terminated by either party by providing the other party at least sixty (60) days advance written notice. Either party may terminate this Agreement at the close of any year hereof without penalty.</text:span></text:p>
        </text:list-item>
      </text:list>
      <text:list xml:id="list7561640764585325104" text:style-name="WW8Num1">
        <text:list-item>
          <text:p text:style-name="P26"><text:span text:style-name="T2">If either party breaches this Agreement</text:span><text:span text:style-name="T1"> the affected party will have the option to terminate this agreement by sending “Notice of Termination of Agreement for Non-Performance” (hereinafter “Notice”). Either party may cancel this agreement by delivering to the other party Notice detailing the exact non-performance in writing, and shall be personally delivered or mailed by certified mail, return receipt requested. The party receiving the Notice shall then have a period of ten (10) days to cure said Notice by providing the facilities, services or payment detailed in the Notice. <text:s/>Should the defaulting party not cure the default within the ten (10) day period, the Agreement shall terminate.</text:span><text:span text:style-name="T2"> </text:span></text:p>
        </text:list-item>
        <text:list-item>
          <text:p text:style-name="P25">In the event that this Agreement is so terminated by Client due to Provider’s breach of its obligations and failure to cure such breach as set forth in 10(a) above, Client’s sole remedy shall be its election to terminate this Agreement without further liability to either party (except for Client’s obligation to pay all accrued and unpaid fees outstanding).</text:p>
        </text:list-item>
        <text:list-item>
          <text:p text:style-name="P26"><text:span text:style-name="T1">In the event that this Agreement is so terminated by Provider due to Client’s breach of its obligations and failure to cure such breach as set forth in 10(a) above, Provider shall be entitled to invoice Client for early termination charges plus any accrued and unpaid fees outstanding at the time of termination. Early termina-tion charges shall be the m</text:span><text:span text:style-name="T2">onthly fees associated with Client’s Service Package as listed in Schedule B multiplied by the number of months remaining in the term of this Agreement prior to its termination.</text:span><text:span text:style-name="T1"> </text:span></text:p>
        </text:list-item>
        <text:list-item>
          <text:p text:style-name="P25">This Agreement shall terminate, effective immediately, upon delivery of written notice by either party to the other party upon (i) the institution of insolvency, receivership or bankruptcy proceedings or any other proceedings for the settlement of debts of the other party, (ii) the making of an assignment for the benefit of creditors by the other party; or (iii) the dissolution of the other party.</text:p>
        </text:list-item>
      </text:list>
      <text:list xml:id="list151057121577178" text:continue-list="list151057426830499" text:style-name="WW8Num2">
        <text:list-item>
          <text:p text:style-name="P23"><text:span text:style-name="T8">Liability</text:span><text:span text:style-name="T1">. Neither of the parties to this Agreement nor their employees, affiliates, agents, officers or directors will be liable to the other for losses or damages </text:span><text:span text:style-name="T2">or for any incidental, consequential, direct, indirect, punitive, exemplary or special damages of any nature and however caused, including, without limitation, loss of use, delays, loss of data, lost business opportunities or lost profits, revenue, or savings </text:span><text:span text:style-name="T1">(hereinafter “Losses or Damages”)</text:span><text:span text:style-name="T2"> </text:span><text:span text:style-name="T1">arising under and in connection with this Agreement, or the performance thereunder, from any breach or partial breach of the provisions of this Agreement or arising out of any act or omission by the other party, its employees, affiliates, agents, officers or directors whether based on breach of warranty, negligence or any other theory of liability.</text:span></text:p>
        </text:list-item>
      </text:list>
      <text:p text:style-name="P28"><text:span text:style-name="T9">Limitation of Liability</text:span><text:span text:style-name="T14">. <text:s/></text:span><text:span text:style-name="T2">Provider’s total cumulative liability </text:span><text:span text:style-name="T1">arising under and in connection with this Agreement, including but not limited to liability arising from mistakes, accidents, omissions, delays, errors or defects in providing Services under this Agreement or in transmission in the provision of Services hereunder, or under any other theory of law, will in no event </text:span><text:span text:style-name="T2">exceed the fees paid by Client under this Agreement for an Average Month during the previous year. Average Month fees are calculated by adding the total fees paid by Client for Services (labor only, excluding all </text:span><text:soft-page-break/><text:span text:style-name="T2">equipment or hardware charges) for the most recent twelve (12) month period, and dividing the total by twelve (12). Example: Total fees paid by Client for Services in the most recent twelve month period totals $12,000.00. $12,000.00 / 12 = $1,000.00. This limitation of liability applies to any and all claims against Provider. </text:span><text:span text:style-name="T14">Client acknowledges </text:span><text:span text:style-name="T15">that these limitations of Provider’s liability are a fundamental part of this Agreement and that Provider would not provide Services without Client’s consent to them.</text:span></text:p>
      <text:p text:style-name="P29"/>
      <text:p text:style-name="P28"><text:span text:style-name="T2">Provider shall not under any circumstances be liable for any third party claims against Client </text:span><text:span text:style-name="T1">or any claim from a customer or end user of a party </text:span><text:span text:style-name="T2">for Losses or Damages arising under and in connection with this Agreement, or the performance thereunder, from any breach or partial breach of the provisions of this Agreement, or the use or inability to use the Equipment, or any portion thereof, even if Provider has been advised of the possibility of such damages and even if the limited remedies set forth herein are found to fail in their essential purpose, and however caused (including as a result of negligence, breach of warranty, or any other theory of liability).</text:span></text:p>
      <text:p text:style-name="P29"/>
      <text:list xml:id="list151056251282285" text:continue-numbering="true" text:style-name="WW8Num2">
        <text:list-item>
          <text:p text:style-name="P16"><text:span text:style-name="T11">Limit of Warranty.</text:span><text:span text:style-name="T1"> The warranties and remedies set forth in this Agreement constitute the only warranties and remedies with respect to this Agreement. Such warranties are in lieu of all other warranties, written or oral, statutory, express or implied, including, without limitation, the warranties of merchantability and fitness for a particular purpose or use. </text:span><text:span text:style-name="T2">EXCEPT AS EXPRESSLY SET FORTH IN THIS AGREEMENT, PROVIDER EXPRESSLY DISCLAIMS AND EXCLUDES ALL WARRANTIES CONCERNING THE EQUIPMENT OR THE SERVICES RENDERED HEREUNDER, EXPRESS OR IMPLIED, ORAL OR WRITTEN, ARISING BY LAW OR OTHERWISE, INCLUDING THE WARRANTIES OF MERCHANTABILITY AND FITNESS FOR A PARTICULAR PURPOSE OR THOSE ARISING FROM COURSE OF PERFORMANCE, COURSE OF DEALING OR USAGE OF TRADE.</text:span></text:p>
        </text:list-item>
        <text:list-item>
          <text:p text:style-name="P3"><text:span text:style-name="T16">Force Majeure</text:span><text:span text:style-name="T13">.</text:span><text:span text:style-name="T6"> In no event will a party to this Agreement have any claim or right against the other party for any failure to perform its obligations under this Agreement if such failure of performance is caused by or is the result of causes beyond the reasonable control of such other party, including, but not limited to such causes as, act of God, fire, flood or other natural catastrophe; explosion, cable dig-up or cut by a third party; laws, orders, rules, regulations, directions or action of governmental authorities having jurisdiction or any civil or military authority; national emergency, insurrection, riot or war; or strike, lockout, work stoppage or other labor difficulty; vandals or hackers, or other similar occurrence beyond the control of a Party. <text:s/>The time for that party's performance will be extended for the period of the delay or inability to perform due to such occurrence, provided, however, that Client will not be excused from the payment of any sums of money owed by Client to Provider. However, if a party suffering a </text:span><text:span text:style-name="T17">force majeure</text:span><text:span text:style-name="T6"> event is unable to cure that event within sixty (60) days, the other party may terminate the Agreement upon written notice without penalty to either party.</text:span></text:p>
        </text:list-item>
        <text:list-item>
          <text:p text:style-name="P3"><text:span text:style-name="T12">Resolution of Disputes</text:span><text:span text:style-name="T6">. The parties hereto desire to resolve disputes arising out of this Agreement without litigation. Accordingly, except for action seeking a temporary restraining order or injunction related to the purposes of this Agreement, action to collect any unpaid amounts due to Provider, or suit to compel compliance with this dispute resolution process, the parties agree to use the following alternative dispute resolution procedure as their sole remedy with respect to any controversy or claim arising out of or relating to this Agreement or its breach.</text:span></text:p>
        </text:list-item>
      </text:list>
      <text:p text:style-name="P22"><text:span text:style-name="T4">a)</text:span><text:span text:style-name="T1"><text:tab/>At the written request of a party, each party will appoint a knowledgeable, responsible representative to meet within thirty (30) days and negotiate in good faith to resolve any dispute arising under this Agreement. <text:s/>The parties intend that these negotiations be conducted by non-lawyer, business represent-atives. <text:s/>The location, format, frequency, duration, and conclusion of these discussions shall be left to the discretion of the representatives. <text:s/>Upon agreement, the representatives may utilize other alternative dispute resolution procedures such as mediation to assist in the negotiations. <text:s/>Discussions and correspondence among the representatives for purposes of these negotiations shall be treated as confidential information developed for purposes of settlement, exempt from discovery and production, which shall not be admissible in the arbitration described below or in any lawsuit without the concurrence of all parties. <text:s/>Documents identified in or provided with such communications that are not prepared for purposes of the negotiations are not so exempted and may, if otherwise admissible, be admitted in evidence in the arbitration or lawsuit.</text:span></text:p>
      <text:p text:style-name="P30"><text:span text:style-name="T1"><text:tab/></text:span><text:span text:style-name="T4">b)</text:span><text:span text:style-name="T1"><text:tab/>If the negotiations do not resolve the dispute within sixty (60) days of the initial written request, the dispute shall be submitted to binding arbitration by a single arbitrator pursuant to the Commercial Arbitration Rules of the American Arbitration Association. <text:s/>A party may demand such arbitration in accordance with the procedures set out in those rules. Discovery shall be controlled by the arbitrator. The arbitration hearing shall be commenced within sixty (60) days of the demand for arbitration. <text:s/>The arbitration shall be held in Josephine County, Oregon. <text:s/>The arbitrator shall control the scheduling so as to process the matter expeditiously. <text:s/>The Parties may submit written briefs. <text:s/>The arbitrator shall rule on the dispute by issuing a written opinion within thirty (30) days after the close of hearings. <text:s/>The times specified in this section may be extended upon mutual agreement of the parties or by the </text:span><text:soft-page-break/><text:span text:style-name="T1">arbitrator upon a showing of good cause. <text:s/>Judgement upon the award rendered by the arbitrator may be entered in any court having jurisdiction. The arbitrator shall have no power or authority to make awards or issue orders of any kind except as expressly permitted by the Agreement and in no event shall the arbitrator have the authority to make any award that provides for punitive or exemplary damages.</text:span></text:p>
      <text:p text:style-name="P30"><text:span text:style-name="T1"><text:tab/></text:span><text:span text:style-name="T4">c)</text:span><text:span text:style-name="T1"><text:tab/>Each party shall bear its own costs of these procedures. <text:s/>A party seeking discovery shall reimburse the responding party the costs of production of documents (to include search time at the rate of Fifteen dollars ($15.00) per hour and reproduction costs). <text:s/>The fees of the arbitration and the arbitrator shall be equally split between the parties.</text:span></text:p>
      <text:list xml:id="list151057470289944" text:continue-numbering="true" text:style-name="WW8Num2">
        <text:list-item>
          <text:p text:style-name="P2">This agreement will be governed by and construed in accordance with the laws of the State of Oregon.</text:p>
        </text:list-item>
        <text:list-item>
          <text:p text:style-name="P3"><text:span text:style-name="T12">Publicity</text:span><text:span text:style-name="T6">. Client hereby permits Provider to identify Client as a customer of Provider. Either party shall be permitted to use the other party's name in connection with proposals to prospective customers, and to otherwise refer to the other party in print or electronic forms for marketing or references purposes.</text:span></text:p>
        </text:list-item>
        <text:list-item>
          <text:p text:style-name="P3"><text:span text:style-name="T12">Confidential Information</text:span><text:span text:style-name="T6">. All written information labeled as proprietary or confidential that is disclosed by either party to the other party shall remain the sole property of the disclosing party. Each party agrees that it shall not disclose, use, modify, copy, reproduce or otherwise divulge such confidential information other that to fulfill its obligations under this Agreement. The prohibitions contained in this section shall not apply to information (a) already lawfully known to or independently developed by the receiving party, (b) disclosed in published materials, (c) generally known to the public, or (d) lawfully obtained from any third party. Neither party shall disclose to third parties, other than its agents and representatives on a need-to-know basis, the terms of the Agreement or any addenda hereto without the prior written consent of the other party, except either party shall be entitled to disclose (i) such terms to the extent required by law; and (ii) the existence of the Agreement.</text:span></text:p>
        </text:list-item>
        <text:list-item>
          <text:p text:style-name="P3"><text:span text:style-name="T12">Waiver</text:span><text:span text:style-name="T6">. The failure of any Party to give notice of default or to enforce or insist upon compliance with any of the terms of this Agreement will not be considered the waiver of any other term or condition of this Agreement.</text:span></text:p>
        </text:list-item>
        <text:list-item>
          <text:p text:style-name="P4">There is no partnership or joint-venture relationship expressed or implied in this Agreement. <text:s/>Neither party will have the authority to enter contracts on behalf of or bind the other, and this Agreement does not constitute either Party as the agent or legal representative of the other.</text:p>
        </text:list-item>
        <text:list-item>
          <text:p text:style-name="P4">The rights afforded by this Agreement may be assigned by either party upon the consent of the other, such consent not to be unreasonably withheld. Should all parties agree to assignment, all provisions of this Agreement will be held in full force and be binding on the assignee(s).</text:p>
        </text:list-item>
        <text:list-item>
          <text:p text:style-name="P4">This Agreement supersedes any and all agreements, either oral or written, between the parties hereto with respect. <text:s/>Any promises, representations, offers, or other communications not expressly set forth in this Agreement are of no force or effect. Any modification of this Agreement will be effective only if it is in writing and signed by both parties.</text:p>
        </text:list-item>
        <text:list-item>
          <text:p text:style-name="P4">If any provision in this Agreement is held by a court of competent jurisdiction to be invalid, void, or unenforceable, the remaining provisions will nevertheless continue in full force without being impaired or invalidated in any way.</text:p>
        </text:list-item>
        <text:list-item>
          <text:p text:style-name="P3"><text:span text:style-name="T6">This Agreement will be fully binding upon and inure to the benefit of the </text:span><text:span text:style-name="T7">parties</text:span><text:span text:style-name="T6"> hereto and their respective successors and assigns.</text:span></text:p>
        </text:list-item>
      </text:list>
      <text:p text:style-name="P5">All provisions of this Agreement have been read and understood and are hereby accepted as indicated by the signature below of the authorized representatives of each party.</text:p>
      <text:p text:style-name="P7"/>
      <text:p text:style-name="P8"/>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rovider<text:tab/>Date</text:p>
            <text:p text:style-name="P14">Pacific Network Management <text:s text:c="11"/>08/25/2016</text:p>
          </table:table-cell>
          <table:table-cell table:style-name="Table1.B1" office:value-type="string">
            <text:p text:style-name="P10"/>
          </table:table-cell>
          <table:table-cell table:style-name="Table1.C1" office:value-type="string">
            <text:p text:style-name="P12">Client <text:s text:c="50"/>Date</text:p>
            <text:p text:style-name="P15">Battery Stuff <text:s text:c="37"/>08/25/2016</text:p>
          </table:table-cell>
        </table:table-row>
        <table:table-row table:style-name="Table1.1">
          <table:table-cell table:style-name="Table1.C1" office:value-type="string">
            <text:p text:style-name="P9">Printed Name <text:s text:c="34"/>Title</text:p>
            <text:p text:style-name="P14">Jaimie Garner <text:s text:c="33"/>Owner</text:p>
          </table:table-cell>
          <table:table-cell table:style-name="Table1.B1" office:value-type="string">
            <text:p text:style-name="P10"/>
          </table:table-cell>
          <table:table-cell table:style-name="Table1.C1" office:value-type="string">
            <text:p text:style-name="P11">Printed Name <text:s text:c="36"/>Title</text:p>
            <text:p text:style-name="P11"/>
          </table:table-cell>
        </table:table-row>
        <table:table-row table:style-name="Table1.1">
          <table:table-cell table:style-name="Table1.B1" office:value-type="string">
            <text:p text:style-name="P9"/>
          </table:table-cell>
          <table:table-cell table:style-name="Table1.B1" office:value-type="string">
            <text:p text:style-name="P10"/>
          </table:table-cell>
          <table:table-cell table:style-name="Table1.C1" office:value-type="string">
            <text:p text:style-name="P13"/>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TimesNewRomanPSMT" svg:font-family="TimesNewRomanPSMT" style:font-family-generic="roman"/>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in" fo:margin-bottom="0.0835in" loext:contextual-spacing="false" style:text-autospace="none" style:punctuation-wrap="simple" style:vertical-align="baseline"/>
      <style:text-properties style:font-name="Times" fo:font-family="Times" style:font-family-generic="roman" style:font-pitch="variable" fo:font-size="11pt" style:font-size-asian="11pt" style:font-name-complex="Times" style:font-family-complex="Times" style:font-family-generic-complex="roman"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style:font-name="Arial Unicode MS" fo:font-family="'Arial Unicode MS'" style:font-family-generic="swiss" style:font-pitch="variable" fo:font-size="24pt" fo:font-weight="bold" style:letter-kerning="true" style:font-name-asian="Arial Unicode MS" style:font-family-asian="'Arial Unicode MS'" style:font-family-generic-asian="swiss" style:font-pitch-asian="variable" style:font-size-asian="24pt" style:font-weight-asian="bold" style:font-name-complex="Arial Unicode MS" style:font-family-complex="'Arial Unicode MS'" style:font-family-generic-complex="swiss" style:font-pitch-complex="variable" style:font-size-complex="24pt" style:font-weight-complex="bold"/>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Body_20_Text_20_Indent_20_2" style:display-name="Body Text Indent 2" style:family="paragraph" style:parent-style-name="Standard">
      <style:paragraph-properties fo:margin-left="0.5in" fo:margin-right="0in" fo:margin-top="0.0417in" fo:margin-bottom="0.0417in" loext:contextual-spacing="false" fo:keep-together="always" fo:text-indent="0in" style:auto-text-indent="false" style:snap-to-layout-grid="false"/>
      <style:text-properties fo:font-size="11pt" style:font-size-asian="11pt" style:font-size-complex="10pt"/>
    </style:style>
    <style:style style:name="Text_20_body_20_indent" style:display-name="Text body indent" style:family="paragraph" style:parent-style-name="Standard" style:class="text">
      <style:paragraph-properties fo:margin-left="0.25in" fo:margin-right="0in" fo:margin-top="0.0417in" fo:margin-bottom="0.0417in" loext:contextual-spacing="false" fo:text-align="justify" style:justify-single-word="false" fo:keep-together="always" fo:text-indent="0in" style:auto-text-indent="false"/>
      <style:text-properties fo:font-size="10pt" style:font-size-asian="10pt" style:font-size-complex="10pt"/>
    </style:style>
    <style:style style:name="Body_20_Text_20_Indent_20_3" style:display-name="Body Text Indent 3" style:family="paragraph" style:parent-style-name="Standard">
      <style:paragraph-properties fo:margin-left="0.25in" fo:margin-right="0in" fo:text-indent="0in" style:auto-text-indent="false">
        <style:tab-stops>
          <style:tab-stop style:position="0.5in"/>
        </style:tab-stops>
      </style:paragraph-properties>
      <style:text-properties fo:font-size="11pt" style:font-size-asian="11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WW8Num1z0" style:family="text">
      <style:text-properties fo:font-size="10pt" style:font-size-asian="10pt" style:font-size-complex="6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0pt" fo:font-style="normal" fo:font-weight="normal" style:font-size-asian="10pt" style:font-style-asian="normal" style:font-weight-asian="normal" style:font-name-complex="Times New Roman" style:font-family-complex="'Times New Roman'" style:font-family-generic-complex="roman" style:font-pitch-complex="variable" style:font-size-complex="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tyle="normal" fo:font-weight="bold" style:font-style-asian="normal" style:font-weight-asian="bold"/>
    </style:style>
    <style:style style:name="WW8Num3z1" style:family="text"/>
    <style:style style:name="WW8Num4z0" style:family="text">
      <style:text-properties fo:font-style="normal" fo:font-weight="bold" style:font-style-asian="normal" style:font-weight-asian="bold"/>
    </style:style>
    <style:style style:name="WW8Num5z0"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ize="10pt" style:font-size-asian="10pt" style:font-size-complex="6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style="italic" fo:font-weight="bold" style:font-style-asian="italic" style:font-weight-asian="bold"/>
    </style:style>
    <style:style style:name="WW8Num8z0"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10pt" style:font-size-asian="10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tyle="italic" style:text-underline-style="none" fo:font-weight="bold" style:font-style-asian="italic" style:font-weight-asian="bold"/>
    </style:style>
    <style:style style:name="WW8Num12z0" style:family="text">
      <style:text-properties style:text-underline-style="solid" style:text-underline-width="auto" style:text-underline-color="font-color"/>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z1"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z1"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z1"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z1"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z1"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0.6665in" fo:text-indent="-0.4165in" fo:margin-left="0.6665in"/>
        </style:list-level-properties>
      </text:list-level-style-number>
      <text:list-level-style-number text:level="2" text:style-name="WW8Num5z0" style:num-suffix=")" style:num-format="i">
        <style:list-level-properties text:list-level-position-and-space-mode="label-alignment">
          <style:list-level-label-alignment text:label-followed-by="listtab" text:list-tab-stop-position="1.25in" fo:text-indent="-0.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0"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text:start-value="1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style:font-size-asian="8pt"/>
    </style:style>
    <style:style style:name="MT1" style:family="text">
      <style:text-properties fo:font-size="10pt" style:font-size-asian="10pt"/>
    </style:style>
    <style:page-layout style:name="Mpm1">
      <style:page-layout-properties fo:page-width="8.5in" fo:page-height="11in" style:num-format="1" style:print-orientation="portrait" fo:margin-top="0.5in" fo:margin-bottom="0.5in" fo:margin-left="0.8in" fo:margin-right="0.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61in" style:dynamic-spacing="true"/>
      </style:header-style>
      <style:footer-style>
        <style:header-footer-properties fo:min-height="0.3in" fo:margin-left="0in" fo:margin-right="0in" fo:margin-top="0.261in" style:dynamic-spacing="true"/>
      </style:footer-style>
    </style:page-layout>
  </office:automatic-styles>
  <office:master-styles>
    <style:master-page style:name="Standard" style:page-layout-name="Mpm1">
      <style:header>
        <text:p text:style-name="Header"><text:span text:style-name="MT1">Service Agreement – Page </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p>
      </style:header>
      <style:header-first>
        <text:p text:style-name="Header_20_left"/>
      </style:header-first>
      <style:footer>
        <text:p text:style-name="Footer"/>
      </style:footer>
      <style:footer-first>
        <text:p text:style-name="MP1">Revision 3.7 2/10/1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dc:title>
    <meta:initial-creator>Tony Javoric</meta:initial-creator>
    <meta:creation-date>2007-02-22T20:14:00</meta:creation-date>
    <dc:date>2016-08-25T15:10:55.213626971</dc:date>
    <meta:print-date>2007-02-23T11:08:00</meta:print-date>
    <meta:editing-cycles>27</meta:editing-cycles>
    <meta:editing-duration>P4DT14H51M34S</meta:editing-duration>
    <meta:generator>LibreOffice/5.1.4.2$Linux_X86_64 LibreOffice_project/10m0$Build-2</meta:generator>
    <meta:document-statistic meta:table-count="1" meta:image-count="0" meta:object-count="0" meta:page-count="4" meta:paragraph-count="58" meta:word-count="3098" meta:character-count="19972" meta:non-whitespace-character-count="16716"/>
  </office:meta>
</office:document-meta>
</file>